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text-properties fo:font-weight="normal" style:font-weight-asian="normal" style:font-weight-complex="normal"/>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Logic</text:p>
      <text:p text:style-name="Standard"/>
      <text:p text:style-name="P1">10.1 AI</text:p>
      <text:p text:style-name="Standard"/>
      <text:p text:style-name="Standard">Programierer: Patrick</text:p>
      <text:p text:style-name="Standard"/>
      <text:p text:style-name="Standard">In der AI wird die Aktion der Creatures und Imps geregelt, wobei beide jeweils eine eigene Funktion verwenden.</text:p>
      <text:p text:style-name="Standard"/>
      <text:p text:style-name="Standard">Imp's verwenden das Jobsystem um sich ihre Aufgaben zu suchen und diese auszuführen. Zu beginn</text:p>
      <text:p text:style-name="Standard">jedes Updates welches für jeden Imp aufgerufen wird, wird eine Zeit-Zähl-Variable um den seit dem letzten Update verstrichen zeitraum erhöht. Wenn diese Zeit-Zähl-Variable weniger als eine halbe Sekunde repräsentier, passiert nichts weiter. Dies dient der Entlastung des Systems und ist Zulässig da der Imp nur jede halbe Sekunde eine Aktion ausführen soll.</text:p>
      <text:p text:style-name="Standard">Solte die halbe Sekunde erreicht sein, überprüft die Imp-AI ob er bereits einen Job in Bearbeitung hat, solte dies nicht der Fall sein wird ein neuer Job aus der Queue der noch zu erledigenden Jobs aus der Map genommen, dem Imp zugewiesen und in die Liste der Jobs in Arbeit in der Map übertragen.</text:p>
      <text:p text:style-name="Standard">Anschließend wird der Weg den der Imp zum Arbeitsort zurücklegen muss mithilfe einer Breitensuche über die Hexagone berechnet, solte dabei herauskommen, dass der Arbeitsort nicht zu erreichen ist, wir der Job wieder an die Queue angehängt, dies wird so lange wiederholt bis der Imp einen erreichbaren Job gefunden hat, jedoch maximal 20 mal.</text:p>
      <text:p text:style-name="Standard">Hat der Imp nun einen Job zugewiesen beginnt er den berechneten Pfad schrittweise abzulaufen, </text:p>
      <text:p text:style-name="Standard">ein Schritt alle halbe Sekunde, andernfalls wurde ihm ein "Idle"-Job zugewiesen, welcher dafür sorgt das ein randomwalk ausgeführt wird. Randomwalk verschiebt den Imp auf ein zufälliges freies Nachbarhexagon. Sollte der Imp sich bereits neben dem Arbeitsort befinden, wird der Job ausgeführt. Der Imp arbeitet maximal Fünf Sekunden an einem Job nachdem er den Zielpunk erreicht hat.</text:p>
      <text:p text:style-name="Standard">Was genau der Imp bei jedem Job tut und wann ein Job abgeschlossen ist, ist im Job festgehalten und wird im Kapitel zu diesen näher erläutert.</text:p>
      <text:p text:style-name="Standard"/>
      <text:p text:style-name="Standard">Die AI für die Creature's verwendet kein externes System, dies war nciht erfprderlich, da das verhalten der Creature's weit weniger komplex ist.</text:p>
      <text:p text:style-name="Standard">Ähnlich wie bei den Imps wird zunächst eine Zeit-Zähl-Variable erhöht. Eine Creature agiert jedoch </text:p>
      <text:p text:style-name="Standard">abhängig von seiner "Speed"-Variablen wobei diese die Anzahl an Aktionen pro Sekunde angiebt.</text:p>
      <text:p text:style-name="Standard">Die Creature-AI überprüft nun mithilfe einer Breitensuche über die Hexagone, ob sich innerhalb der Sichtweite der Creature eine angreifbare andere Creature aufhält. Solte dies der Fall sein wird überprüft ob das Ziel sich auf einem angrenzend Hexagon, also in Angriffsreichweite befindet, solte dies der Fall sein wird das Ziel angegriffen, wenn das Ziel dadurch keine Leben(HP) mehr übrig hat wird es in die Liste der "dyingCreatures" also der sterbenden Creature's in der Map eingefügt und somit im Update der Map entfernt. Befindet sich das Ziel weiter entfehrnt wird, wieder <text:s/>mithilfe einer Breitensuche, der Pfad zu, Ziel berechnet.</text:p>
      <text:p text:style-name="Standard">Nun wird, falls noch nicht Angegriffen wurde, überprüft ob ein Pfad vorhanden ist, solte dies nicht der Fall sein wird ein Pfad zum Zielpunkt des Ursprungs-Nest's der Creature mithilfe einer Breitensuche über die Hexagone berechnet, wenn die Creatur sich nicht innerhalb von 5 Hexagonen des Zielpunktes befindet. Dieser Abstand wird wieder mithilfe einer Breitensuche über die Hexagone ermittelt. Solte nun kein Pfad vorhanden sein wird ein randomwalk ausgeführt, welcher für die Creature wie für den Imp funktioniert. Ist ein Pfad vorhanden wir ein Schritt auf diesem ausgeführt.</text:p>
      <text:p text:style-name="Standard"/>
      <text:list xml:id="list7776569734157139748" text:style-name="L1">
        <text:list-item>
          <text:list>
            <text:list-header>
              <text:p text:style-name="P3"/>
            </text:list-header>
          </text:list>
        </text:list-item>
      </text:list>
      <text:p text:style-name="Standard"/>
      <text:p text:style-name="P1"><text:soft-page-break/>10.2 Palyer</text:p>
      <text:p text:style-name="P5"/>
      <text:p text:style-name="P5">Programierer: Patrick</text:p>
      <text:p text:style-name="P5"/>
      <text:p text:style-name="P5">Im Player werden die allgemeinen Vorräte des Spielers Gold, Nahrung und Mana gespeichert.</text:p>
      <text:p text:style-name="P5">Diese Vorräte stehn dann zum Füttern von Nestern, dem Baune von gebäuden und dem Wirken von zaubern zur verfügung.</text:p>
      <text:p text:style-name="P5">Außerdem wird hier die derzeitige Punktzahl, die score, des Spielers gespeichert.</text:p>
      <text:p text:style-name="P5">Auch verfügt der Spieler über Funktionen um das ausreichende vorhandensein von Vorräten zu überprüfen und um die Highscore zu laden und zu speichern, sowei das Laden von Texten aus Dokumenten.</text:p>
      <text:p text:style-name="P5"/>
      <text:p text:style-name="P1">10.3 Job</text:p>
      <text:p text:style-name="Standard"/>
      <text:p text:style-name="Standard">Programierer: Patrick</text:p>
      <text:p text:style-name="Standard"/>
      <text:p text:style-name="Standard">Job's stellen die Arbeitsaufträge für die Imp's dar.</text:p>
      <text:p text:style-name="Standard">Sie haben einen jobTyp der die Art des Jobs festlegt, eine destinaton, welche den Arbeitsort festlegt und eine worktime welche von der AI genutzt wird um die Zeit bis zum wechseln des Jobs zu bestimmen.</text:p>
      <text:p text:style-name="Standard">Es gibt Fünf und einen jobtyp der eine Jobtyp ist extra da es sich dabei um den Idlejob handelt, welcher nur in der AI aber nciht direkt im Job selbst benutzt wird.</text:p>
      <text:p text:style-name="Standard"/>
      <text:p text:style-name="Standard">Die fünf übrigen Typen und ihre Funktionen sind:</text:p>
      <text:list xml:id="list6736991940965959416" text:style-name="L2">
        <text:list-item>
          <text:p text:style-name="P4">Harvest:</text:p>
          <text:p text:style-name="P4">Das Ernten der Nahrung von Feldern wird automatisch von Feldern in Auftrag gegeben und führt dazu, dass der Imp zum Feld läuft und die Nahrung vom Feld in den allgemeine Vorrat überträgt.</text:p>
          <text:p text:style-name="P4">Endet, wenn das Feld abgeerntet ist.</text:p>
        </text:list-item>
        <text:list-item>
          <text:p text:style-name="P4">Feed:</text:p>
          <text:p text:style-name="P4">Das Füttern von Nestern wird automatisch von Nestern in Auftrag gegeben und führt dazu, dass der Imp Nahrung vom allgemeine Vorrat in das Nest überträgt.</text:p>
          <text:p text:style-name="P4">Endet, wenn das Nest voll aufgefüllt ist.</text:p>
        </text:list-item>
        <text:list-item>
          <text:p text:style-name="P4">Mine</text:p>
          <text:p text:style-name="P4">Das Abbauen von normalen Wänden wird vom Spieler über die Spieloberfläche in Auftrag gegeben und führt dazu, dass der Imp zum markiert Wall läuft und diesen beschädigt.</text:p>
          <text:p text:style-name="P4">Endet, wenn die WallHP auf 0 gesunken sind.</text:p>
        </text:list-item>
        <text:list-item>
          <text:p text:style-name="P4">MineDiamond</text:p>
          <text:p text:style-name="P4">Das Abbauen von diamanthaltigen Wänden wird vom Spieler über die Spieloberfläche in Auftrag gegeben und führt dazu, dass der Imp zum markiert Wall läuft und wärend der Arbeitszeit langsam Gold in den allgemeinen Vorrat generiert wird.</text:p>
        </text:list-item>
        <text:list-item>
          <text:p text:style-name="P4">MineGold</text:p>
          <text:p text:style-name="P4">Das Abbauen von goldhaltigen Wänden wird vom Spieler über die Spieloberfläche in Auftrag gegeben und führt dazu, dass der Imp zum markiert Wall läuft und diesen beschädigt. Wärend des abbauforgangs wird beständig Gold vom Wall in den allgemeinen Vorrat übertragen.</text:p>
          <text:p text:style-name="P4">Endet, wenn die WallHP auf 0 gesunken sind.</text:p>
        </text:list-item>
      </text:list>
      <text:p text:style-name="Standard"/>
      <text:p text:style-name="Standard">Wenn ein Job endet wir er von der Liste der Jobs in Barbeitung in die List der erledigt Jobs in der Map geschrieben und aus dem Imp gelöscht. Für die Jobs in der Erledigt Liste wird dann die endJob Funktion aufgerufen, welche in abhängingkeit vom Job einige Varaiblen zurücksetzt und im Fall von Mine und MineGold den entsprechenden Wall entfernt.</text:p>
      <text:p text:style-name="Standard"><text:soft-page-break/>Imp</text:p>
      <text:p text:style-name="Standard"/>
      <text:p text:style-name="Standard">Mapgenerator</text:p>
      <text:p text:style-name="Standard"/>
      <text:p text:style-name="Standard">Vars_Func</text:p>
      <text:p text:style-name="Standard"/>
      <text:p text:style-name="Standard">Wave/WaveController</text:p>
      <text:p text:style-name="Standard"/>
      <text:p text:style-name="Standard">Spells</text:p>
      <text:p text:style-name="Standard"/>
      <text:p text:style-name="Standard">Minimap</text:p>
      <text:p text:style-name="Standard"/>
      <text:p text:style-name="Standard">Tutorial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1M46S</meta:editing-duration>
    <meta:editing-cycles>5</meta:editing-cycles>
    <meta:generator>OpenOffice/4.1.1$Win32 OpenOffice.org_project/411m6$Build-9775</meta:generator>
    <dc:date>2015-09-11T17:19:00.75</dc:date>
    <meta:document-statistic meta:table-count="0" meta:image-count="0" meta:object-count="0" meta:page-count="3" meta:paragraph-count="50" meta:word-count="966" meta:character-count="6040"/>
    <meta:user-defined meta:name="Info 1"/>
    <meta:user-defined meta:name="Info 2"/>
    <meta:user-defined meta:name="Info 3"/>
    <meta:user-defined meta:name="Info 4"/>
  </office:meta>
</office:document-meta>
</file>